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week</text:p>
          </table:table-cell>
          <table:table-cell office:value-type="string">
            <text:p>hea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4.5">
            <text:p>34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5.5">
            <text:p>35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6.8">
            <text:p>36.8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6.8">
            <text:p>36.8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7.5">
            <text:p>37.5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28">01/28/2022</text:date>, <text:time>16:27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trick Carlberg</meta:initial-creator>
    <meta:creation-date>2022-01-12T11:06:20.84</meta:creation-date>
    <dc:date>2022-01-28T16:27:54.31</dc:date>
    <dc:creator>Patrick Carlberg</dc:creator>
    <meta:editing-duration>PT2M35S</meta:editing-duration>
    <meta:editing-cycles>4</meta:editing-cycles>
    <meta:generator>OpenOffice/4.1.10$Win32 OpenOffice.org_project/4110m2$Build-9807</meta:generator>
    <meta:document-statistic meta:table-count="3" meta:cell-count="16" meta:object-count="0"/>
  </office:meta>
</office:document-meta>
</file>